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complete pairs:</text:p>
          </table:table-cell>
          <table:table-cell office:value-type="string" calcext:value-type="string">
            <text:p>No of rounds completed: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633-0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4810-9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3909-d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837-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9867-6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123-8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8903-f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tal rows of data</text:p>
          </table:table-cell>
          <table:table-cell office:value-type="string" calcext:value-type="string">
            <text:p>total rows of incomplete pair data</text:p>
          </table:table-cell>
          <table:table-cell table:number-columns-repeated="2"/>
          <table:table-cell office:value-type="string" calcext:value-type="string">
            <text:p>total rows of complete pairs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office:value-type="float" office:value="4176" calcext:value-type="float">
            <text:p>41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ote: One pair with game ID 2370-c with 12 trials was excluded after manual processing, see READM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5:22:56.098993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4T12:47:50.748934131</meta:creation-date>
    <dc:date>2018-04-20T15:24:08.490870951</dc:date>
    <meta:editing-duration>PT12M39S</meta:editing-duration>
    <meta:editing-cycles>3</meta:editing-cycles>
    <meta:generator>LibreOffice/5.1.6.2$Linux_X86_64 LibreOffice_project/10m0$Build-2</meta:generator>
    <meta:document-statistic meta:table-count="1" meta:cell-count="23" meta:object-count="0"/>
  </office:meta>
</office:document-meta>
</file>